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1.545cm"/>
    </style:style>
    <style:style style:name="Tabelle3.G" style:family="table-column">
      <style:table-column-properties style:column-width="1.547cm"/>
    </style:style>
    <style:style style:name="Tabelle3.H" style:family="table-column">
      <style:table-column-properties style:column-width="1.326cm"/>
    </style:style>
    <style:style style:name="Tabelle3.I" style:family="table-column">
      <style:table-column-properties style:column-width="1.764cm"/>
    </style:style>
    <style:style style:name="Tabelle3.K" style:family="table-column">
      <style:table-column-properties style:column-width="1.55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4" style:family="paragraph" style:parent-style-name="Standard" style:list-style-name="L2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5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7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9" style:family="paragraph" style:parent-style-name="Standard" style:list-style-name="L28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0" style:family="paragraph" style:parent-style-name="Standard" style:list-style-name="L29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30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2" style:family="paragraph" style:parent-style-name="Standard" style:list-style-name="L3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3" style:family="paragraph" style:parent-style-name="Standard" style:list-style-name="L3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4" style:family="paragraph" style:parent-style-name="Standard" style:list-style-name="L3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5" style:family="paragraph" style:parent-style-name="Standard" style:list-style-name="L34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6" style:family="paragraph" style:parent-style-name="Standard" style:list-style-name="L35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7" style:family="paragraph" style:parent-style-name="Standard" style:list-style-name="L36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8" style:family="paragraph" style:parent-style-name="Standard" style:list-style-name="L37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S Installation</text:p>
      <text:p text:style-name="P8"/>
      <text:p text:style-name="P3">Energieerzeugung</text:p>
      <text:p text:style-name="P1">Einphasenwechselstrom:</text:p>
      <text:p text:style-name="P5"><text:tab/>//Grafik Einphasenwechselspannung</text:p>
      <text:p text:style-name="P1">Zweiphasenwechselstrom:</text:p>
      <text:p text:style-name="P5"><text:tab/>//Grafik Dreiphasenwechselspannung</text:p>
      <text:p text:style-name="P5"/>
      <text:p text:style-name="P2">Verteilung</text:p>
      <text:list xml:id="list1252747983" text:style-name="L1">
        <text:list-item>
          <text:p text:style-name="P11">Einsparung einer Übertragungsleitung durch Erden</text:p>
          <text:list>
            <text:list-header>
              <text:p text:style-name="P11">→ TT-System (Terre – Terre <text:s/>/ <text:s/>Erde – Erde)</text:p>
            </text:list-header>
          </text:list>
        </text:list-item>
      </text:list>
      <text:p text:style-name="P5"><text:tab/>//Grafik</text:p>
      <text:list xml:id="list818157273" text:style-name="L2">
        <text:list-item>
          <text:p text:style-name="P12">Neutralleiter als gemeinsamer Rückleiter</text:p>
          <text:list>
            <text:list-header>
              <text:p text:style-name="P12">→ TN-System (Erzeuger geerdet – T <text:s/>/ <text:s/>Verbraucher nicht direkt geerdet – N)</text:p>
            </text:list-header>
          </text:list>
        </text:list-item>
      </text:list>
      <text:p text:style-name="P5"><text:tab/>//Grafik</text:p>
      <text:list xml:id="list232114762" text:style-name="L3">
        <text:list-item>
          <text:p text:style-name="P13">TN – System mit Schutzleiter</text:p>
          <text:list>
            <text:list-header>
              <text:p text:style-name="P13">→ TNC – System Neutralleiter zugleich Schutzleiter (Combiniert)</text:p>
            </text:list-header>
          </text:list>
        </text:list-item>
      </text:list>
      <text:p text:style-name="P5"><text:tab/>//Grafik</text:p>
      <text:list xml:id="list2018285601" text:style-name="L4">
        <text:list-item>
          <text:p text:style-name="P14">TN – System mit separaten Schutzleiter</text:p>
          <text:list>
            <text:list-header>
              <text:p text:style-name="P14">→ TNS – System Schutzleiter separat geerdet</text:p>
            </text:list-header>
          </text:list>
        </text:list-item>
      </text:list>
      <text:p text:style-name="P5"><text:tab/>//Grafik</text:p>
      <text:list xml:id="list2176916463" text:style-name="L5">
        <text:list-item>
          <text:p text:style-name="P15">IT – System</text:p>
          <text:list>
            <text:list-header>
              <text:p text:style-name="P15">→Erzeuger isoliert <text:s/>/ <text:s/>Verbraucher geerdet</text:p>
              <text:p text:style-name="P15">→ bei Auftreten eines Fehlers erfolgt noch keine Abschaltung</text:p>
              <text:p text:style-name="P15">→ Abschaltung erst bei Auftreten eines zweiten Fehlers</text:p>
            </text:list-header>
          </text:list>
        </text:list-item>
      </text:list>
      <text:p text:style-name="P5"><text:tab/>//Grafik</text:p>
      <text:p text:style-name="P5"/>
      <text:p text:style-name="P2">Schutzmaßnahmen (Personenschutz)</text:p>
      <text:p text:style-name="P6">Physiologische Wirkungen des Stromes:</text:p>
      <text:list xml:id="list1229050604" text:style-name="L6">
        <text:list-item>
          <text:p text:style-name="P17">Wärmewirkung:<text:tab/><text:tab/>Strommarken an den Eintrittsstellen (Verbrennungen)</text:p>
        </text:list-item>
      </text:list>
      <text:p text:style-name="P6"><text:tab/><text:tab/><text:tab/><text:tab/><text:tab/>Gerinnen des Bluteiweiß</text:p>
      <text:p text:style-name="P6"><text:tab/><text:tab/><text:tab/><text:tab/><text:tab/>Platzen der roten Blutkörperchen</text:p>
      <text:list xml:id="list690064611" text:style-name="L7">
        <text:list-item>
          <text:p text:style-name="P18">chemische Wirkung:<text:tab/><text:tab/>Zersetzung der Zellflüssigkeit</text:p>
        </text:list-item>
      </text:list>
      <text:p text:style-name="P6"><text:tab/><text:tab/><text:tab/><text:tab/><text:tab/>evtl. später Tod durch Vergiftung</text:p>
      <text:p text:style-name="P6"/>
      <text:p text:style-name="P6">Fließt ein Strom durch den menschlichen Körper, sind folgende Wirkungen bemerkbar,</text:p>
      <text:list xml:id="list262438057" text:style-name="L8">
        <text:list-item>
          <text:p text:style-name="P19">kleine Ströme (&lt; 1 mA):<text:tab/>leichtes Kribbeln</text:p>
        </text:list-item>
      </text:list>
      <text:p text:style-name="P6"><text:tab/><text:tab/><text:tab/><text:tab/><text:tab/>kann sich bereits gesundheitsschädlich auswirken</text:p>
      <text:list xml:id="list330055278" text:style-name="L9">
        <text:list-item>
          <text:p text:style-name="P20">größere Ströme (&gt; 1 mA):<text:tab/>Muskelverkrampfungen</text:p>
        </text:list-item>
      </text:list>
      <text:p text:style-name="P6"><text:tab/><text:tab/><text:tab/><text:tab/><text:tab/>→ das fehlerhafte Gerät kann nicht mehr losgelassen werden</text:p>
      <text:list xml:id="list722240106" text:style-name="L10">
        <text:list-item>
          <text:p text:style-name="P21">Ströme ab 50 mA:<text:tab/><text:tab/>Herzkammerflimmern und Herzstillstand</text:p>
        </text:list-item>
      </text:list>
      <text:p text:style-name="P6"><text:tab/><text:tab/><text:tab/><text:tab/><text:tab/>Verbrennungen an den Berührungsstellen</text:p>
      <text:p text:style-name="P6"/>
      <text:p text:style-name="P6">Die Stärke des Stromes durch den Körper ist abhängig von:</text:p>
      <text:list xml:id="list1201510823" text:style-name="L11">
        <text:list-item>
          <text:p text:style-name="P22">der Berührungsspannung Ub</text:p>
        </text:list-item>
        <text:list-item>
          <text:p text:style-name="P22">dem Widerstand des menschlichen Körpers Rm</text:p>
        </text:list-item>
        <text:list-item>
          <text:p text:style-name="P22">dem Übergangswiderstand Rü</text:p>
        </text:list-item>
      </text:list>
      <text:p text:style-name="P6"/>
      <text:p text:style-name="P6"/>
      <text:p text:style-name="P6"/>
      <text:p text:style-name="P6"/>
      <text:p text:style-name="P6"><text:soft-page-break/>Begriffe:</text:p>
      <text:list xml:id="list476104741" text:style-name="L12">
        <text:list-item>
          <text:p text:style-name="P23">aktive Teile: leitfähige teile der Betriebsmittel, die unter normalen Betriebsbedingungen</text:p>
          <text:p text:style-name="P23"><text:s text:c="21"/>unter Spannung stehen</text:p>
        </text:list-item>
        <text:list-item>
          <text:p text:style-name="P23">inaktive Teile: berührbare leitfähige Teile von Betriebsmitteln, die unter normalen</text:p>
          <text:p text:style-name="P23">(Körper) <text:s text:c="9"/>Bedingungen nicht unter Spannung stehen, aber im Falle eines Fehlers unter <text:s/></text:p>
          <text:p text:style-name="P23"><text:s text:c="24"/>Spannung stehen können</text:p>
        </text:list-item>
        <text:list-item>
          <text:p text:style-name="P23">Körperschluß: eine durch einen Fehler entstandene leitfähige Verbindung zwischen aktiven </text:p>
          <text:p text:style-name="P23"><text:s text:c="24"/>und inaktiven Teilen elektrischer Betriebsmittel</text:p>
        </text:list-item>
        <text:list-item>
          <text:p text:style-name="P23">Fehlerspannung: Spannung, die im Fehlerfall zwischen Körpern oder zwischen Körper und </text:p>
          <text:p text:style-name="P23"><text:s text:c="28"/>der Bezugserde auftritt</text:p>
        </text:list-item>
        <text:list-item>
          <text:p text:style-name="P23">Fehlerstrom: Strom, der durch einen Isolationsfehler zum Fließen kommt </text:p>
        </text:list-item>
        <text:list-item>
          <text:p text:style-name="P23">direktes Berühren: das Berühren von aktiven Teilen</text:p>
        </text:list-item>
        <text:list-item>
          <text:p text:style-name="P23">indirektes Berühren: das Berühren von inaktiven Teilen</text:p>
        </text:list-item>
      </text:list>
      <text:p text:style-name="P6"/>
      <text:p text:style-name="P6">Spannungsbereiche:</text:p>
      <text:list xml:id="list1508366284" text:style-name="L13">
        <text:list-item>
          <text:p text:style-name="P24">Spannungsbereich I</text:p>
          <text:p text:style-name="P24">Signal-, Klingel-, Melde-, und Fernmeldestromkreise</text:p>
          <text:p text:style-name="P24"><draw:frame draw:style-name="fr1" draw:name="Objekt1" text:anchor-type="as-char" svg:y="-0.377cm" svg:width="1.64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~</text:span></text:p>
          <text:p text:style-name="P24"><draw:frame draw:style-name="fr1" draw:name="Objekt2" text:anchor-type="as-char" svg:y="-0.377cm" svg:width="1.859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- </text:span></text:p>
        </text:list-item>
        <text:list-item>
          <text:p text:style-name="P24">Spannungsbereich II (gefährliche Spannungen)</text:p>
          <text:p text:style-name="P24">50V<text:span text:style-name="T1">~</text:span> &lt; U &lt; 600V<text:span text:style-name="T1">~</text:span></text:p>
        </text:list-item>
      </text:list>
      <text:p text:style-name="P6"><text:tab/>120V<text:span text:style-name="T1">-</text:span> &lt; U &lt; 900V<text:span text:style-name="T1">-</text:span></text:p>
      <text:p text:style-name="P6">Im Spannungsbereich II sind Schutzmaßnahmen erforderlich.</text:p>
      <text:p text:style-name="P6">Schutzklassen:</text:p>
      <text:list xml:id="list362410325" text:style-name="L14">
        <text:list-item>
          <text:p text:style-name="P25">Schutzklasse I</text:p>
          <text:p text:style-name="P25">Schutzmaßnahme mit Schutzleiter für Betriebsmittel mit Metallgehäuse</text:p>
        </text:list-item>
        <text:list-item>
          <text:p text:style-name="P25">Schutzklasse II</text:p>
          <text:p text:style-name="P25">doppelte Isolierung, Betriebsmittel mit Kunststoffgehäuse</text:p>
        </text:list-item>
        <text:list-item>
          <text:p text:style-name="P25">Schutzklasse III</text:p>
          <text:p text:style-name="P25">Anwendung von Schutzkleinspannung → Spannungsbereich I</text:p>
        </text:list-item>
      </text:list>
      <text:p text:style-name="P6"/>
      <text:p text:style-name="P4">Schutzmaßnahmen:</text:p>
      <text:list xml:id="list2136925757" text:style-name="L15">
        <text:list-item>
          <text:p text:style-name="P26">beim Berühren aktiver Teile</text:p>
          <text:p text:style-name="P26">→ Verwenden von Schutzkleinspannungen → höchste Sicherheit</text:p>
          <text:p text:style-name="P26">→ Verwendung bei:</text:p>
          <text:list>
            <text:list-item>
              <text:list>
                <text:list-item>
                  <text:p text:style-name="P26">Ortsveränderliche Kleinwerkzeuge</text:p>
                </text:list-item>
                <text:list-item>
                  <text:p text:style-name="P26">medizinische Geräte</text:p>
                </text:list-item>
                <text:list-item>
                  <text:p text:style-name="P26">Kinderspielzeug</text:p>
                </text:list-item>
                <text:list-item>
                  <text:p text:style-name="P26">Geräte in landwirtschaftlichen Betrieben</text:p>
                </text:list-item>
              </text:list>
            </text:list-item>
          </text:list>
        </text:list-item>
      </text:list>
      <text:p text:style-name="P6"><text:tab/>→ Spannungsquelle: </text:p>
      <text:list xml:id="list456040884" text:style-name="L16">
        <text:list-item>
          <text:list>
            <text:list-item>
              <text:list>
                <text:list-item>
                  <text:p text:style-name="P27">Batterien</text:p>
                </text:list-item>
                <text:list-item>
                  <text:p text:style-name="P27">Akkumulatoren</text:p>
                </text:list-item>
                <text:list-item>
                  <text:p text:style-name="P27">Trenntransformatoren</text:p>
                </text:list-item>
              </text:list>
            </text:list-item>
          </text:list>
        </text:list-item>
      </text:list>
      <text:list xml:id="list1959466703" text:style-name="L17">
        <text:list-item>
          <text:p text:style-name="P28">gegen direktes Berühren</text:p>
          <text:p text:style-name="P28">→ Isolierung aller aktiven Anlagenteile</text:p>
        </text:list-item>
      </text:list>
      <text:list xml:id="list352936016" text:style-name="L18">
        <text:list-item>
          <text:list>
            <text:list-item>
              <text:list>
                <text:list-item>
                  <text:p text:style-name="P29">Basisisolierung (z.B.: die Isolierung der Leiter Adern)</text:p>
                </text:list-item>
                <text:list-item>
                  <text:p text:style-name="P29">Betriebsisolierung (z.B.: Isolierung durch Kabelmantel</text:p>
                </text:list-item>
              </text:list>
            </text:list-item>
          </text:list>
        </text:list-item>
      </text:list>
      <text:p text:style-name="P6"><text:tab/><text:span text:style-name="T1">//Grafik Querschnitt Kabel | Kennzeichnung Basisisolierung/Betriebsisolierung</text:span></text:p>
      <text:p text:style-name="P6"/>
      <text:p text:style-name="P6"/>
      <text:list xml:id="list1132669412" text:style-name="L19">
        <text:list-item>
          <text:p text:style-name="P30"><text:soft-page-break/>weitere Möglichkeiten:</text:p>
          <text:list>
            <text:list-item>
              <text:list>
                <text:list-item>
                  <text:p text:style-name="P30">Gehäuse aus Isoliermaterial</text:p>
                </text:list-item>
                <text:list-item>
                  <text:p text:style-name="P30">Abdeckungen, Umhüllungen</text:p>
                </text:list-item>
                <text:list-item>
                  <text:p text:style-name="P30">Hindernisse, Abstände</text:p>
                </text:list-item>
              </text:list>
            </text:list-item>
          </text:list>
        </text:list-item>
      </text:list>
      <text:list xml:id="list1173238757" text:style-name="L20">
        <text:list-item>
          <text:p text:style-name="P31">gegen indirektes Berühren:</text:p>
        </text:list-item>
      </text:list>
      <text:p text:style-name="P6"><text:tab/>→ doppelte Isolation (zusätzlich zu Basis- und Betriebsisolierung)</text:p>
      <text:list xml:id="list1964649468" text:style-name="L21">
        <text:list-item>
          <text:list>
            <text:list-item>
              <text:list>
                <text:list-item>
                  <text:p text:style-name="P32">Vollisolierung (Gehäuse aus Plastik)</text:p>
                </text:list-item>
                <text:list-item>
                  <text:p text:style-name="P32">Isolierumkleidung (Kunststoffbeschichtung)</text:p>
                </text:list-item>
                <text:list-item>
                  <text:p text:style-name="P32">Isolierauskleidung (im Gehäuse)</text:p>
                </text:list-item>
                <text:list-item>
                  <text:p text:style-name="P32">Zwischenisolierung</text:p>
                </text:list-item>
                <text:list-item>
                  <text:p text:style-name="P32">Schutztrennung </text:p>
                </text:list-item>
                <text:list-item>
                  <text:p text:style-name="P32">Potenzialausgleich (Gerätegehäuse leitfähig mit einander verbinden)</text:p>
                </text:list-item>
              </text:list>
            </text:list-item>
          </text:list>
        </text:list-item>
      </text:list>
      <text:list xml:id="list1208129879" text:style-name="L22">
        <text:list-item>
          <text:p text:style-name="P33">beim Berühren inaktiver Teile:</text:p>
          <text:p text:style-name="P33">→ Abschalten der Anlage </text:p>
          <text:list>
            <text:list-item>
              <text:list>
                <text:list-header>
                  <text:p text:style-name="P33">→ Maßnahmen zur Abschaltung sind netzformabhängig</text:p>
                  <text:list>
                    <text:list-item>
                      <text:p text:style-name="P33">TN-System – Abschaltung durch Sicherung, Leitungsschutzschalter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3">→ zusätzliche Maßnahme: Fehlerstromschalter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40324425" text:style-name="L23">
        <text:list-item>
          <text:list>
            <text:list-item>
              <text:list>
                <text:list-item>
                  <text:list>
                    <text:list-item>
                      <text:p text:style-name="P34">IT – System – Isolierungswächter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2">Elektrische Kabel und Leitungen</text:p>
      <text:list xml:id="list237282214" text:style-name="L24">
        <text:list-item>
          <text:p text:style-name="P35">Leitungen dienen in elektrischen Anlagen zum Transport elektrischer Energieerzeugung.</text:p>
        </text:list-item>
        <text:list-item>
          <text:p text:style-name="P35">Für verschiedene Einsatzbereiche existieren verschiedene Leitungen.</text:p>
        </text:list-item>
        <text:list-item>
          <text:p text:style-name="P35">Die Auswahl erfolgt nach der Beanspruchung:</text:p>
        </text:list-item>
      </text:list>
      <text:list xml:id="list197542281" text:style-name="L25">
        <text:list-item>
          <text:list>
            <text:list-item>
              <text:list>
                <text:list-item>
                  <text:list>
                    <text:list-item>
                      <text:p text:style-name="P36">mechanisch</text:p>
                    </text:list-item>
                    <text:list-item>
                      <text:p text:style-name="P36">elektrisch </text:p>
                    </text:list-item>
                    <text:list-item>
                      <text:p text:style-name="P36">wärmetechnisch</text:p>
                    </text:list-item>
                  </text:list>
                </text:list-item>
              </text:list>
            </text:list-item>
          </text:list>
        </text:list-item>
      </text:list>
      <text:list xml:id="list660999548" text:style-name="L26">
        <text:list-item>
          <text:p text:style-name="P37">Leitung: ein oder mehrere Einzelleitung in einer gemeinsamen Isolier-Umhüllung</text:p>
        </text:list-item>
      </text:list>
      <text:p text:style-name="P6"/>
      <text:p text:style-name="P6">Farbliche Kennzeichnung von Leiterisolationen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9">Leiter</text:p>
          </table:table-cell>
          <table:table-cell table:style-name="Tabelle1.A1" office:value-type="string">
            <text:p text:style-name="P9">Bezeichnung</text:p>
          </table:table-cell>
          <table:table-cell table:style-name="Tabelle1.C1" office:value-type="string">
            <text:p text:style-name="P9">Farbe</text:p>
          </table:table-cell>
        </table:table-row>
        <table:table-row>
          <table:table-cell table:style-name="Tabelle1.A2" office:value-type="string">
            <text:p text:style-name="P9">Wechselstrom <text:s/>Außenleiter</text:p>
            <text:p text:style-name="P9"><text:s text:c="24"/>Neutralleiter</text:p>
          </table:table-cell>
          <table:table-cell table:style-name="Tabelle1.A2" office:value-type="string">
            <text:p text:style-name="P9">L1, L2, L3</text:p>
            <text:p text:style-name="P9">N</text:p>
          </table:table-cell>
          <table:table-cell table:style-name="Tabelle1.C2" office:value-type="string">
            <text:p text:style-name="P9">nicht festgelegt</text:p>
            <text:p text:style-name="P9">blau</text:p>
          </table:table-cell>
        </table:table-row>
        <table:table-row>
          <table:table-cell table:style-name="Tabelle1.A2" office:value-type="string">
            <text:p text:style-name="P9">Gleichstrom <text:s text:c="3"/>positiv</text:p>
            <text:p text:style-name="P9"><text:s text:c="24"/>negativ</text:p>
            <text:p text:style-name="P9"><text:s text:c="24"/>neutral</text:p>
          </table:table-cell>
          <table:table-cell table:style-name="Tabelle1.A2" office:value-type="string">
            <text:p text:style-name="P9">L+</text:p>
            <text:p text:style-name="P9">L-</text:p>
            <text:p text:style-name="P9">M</text:p>
          </table:table-cell>
          <table:table-cell table:style-name="Tabelle1.C2" office:value-type="string">
            <text:p text:style-name="P9">nicht festgelegt</text:p>
            <text:p text:style-name="P9">nicht festgelegt</text:p>
            <text:p text:style-name="P9">blau</text:p>
          </table:table-cell>
        </table:table-row>
        <table:table-row>
          <table:table-cell table:style-name="Tabelle1.A2" office:value-type="string">
            <text:p text:style-name="P9">Schutzleiter</text:p>
          </table:table-cell>
          <table:table-cell table:style-name="Tabelle1.A2" office:value-type="string">
            <text:p text:style-name="P9">PE</text:p>
          </table:table-cell>
          <table:table-cell table:style-name="Tabelle1.C2" office:value-type="string">
            <text:p text:style-name="P9">grün / gelb</text:p>
          </table:table-cell>
        </table:table-row>
        <table:table-row>
          <table:table-cell table:style-name="Tabelle1.A2" office:value-type="string">
            <text:p text:style-name="P9">PEN-Leiter</text:p>
          </table:table-cell>
          <table:table-cell table:style-name="Tabelle1.A2" office:value-type="string">
            <text:p text:style-name="P9">PEN</text:p>
          </table:table-cell>
          <table:table-cell table:style-name="Tabelle1.C2" office:value-type="string">
            <text:p text:style-name="P9">grün / gelb</text:p>
          </table:table-cell>
        </table:table-row>
        <table:table-row>
          <table:table-cell table:style-name="Tabelle1.A2" office:value-type="string">
            <text:p text:style-name="P9">Erde</text:p>
          </table:table-cell>
          <table:table-cell table:style-name="Tabelle1.A2" office:value-type="string">
            <text:p text:style-name="P9">E</text:p>
          </table:table-cell>
          <table:table-cell table:style-name="Tabelle1.C2" office:value-type="string">
            <text:p text:style-name="P9">nicht festgelegt</text:p>
          </table:table-cell>
        </table:table-row>
      </table:table>
      <text:p text:style-name="P6"/>
      <text:p text:style-name="P6">bei mehr als 5 Einzelleitern in einer Leitung: alle Leiter schwarz mit Zahlenaufdruck</text:p>
      <text:p text:style-name="P7">grün und gelbe Leiter dürfen ausschließlich für PE bzw. PEN verwendet werden</text:p>
      <text:p text:style-name="P7"/>
      <text:p text:style-name="P6"/>
      <text:p text:style-name="P6"/>
      <text:p text:style-name="P6"/>
      <text:p text:style-name="P6"/>
      <text:p text:style-name="P6"/>
      <text:p text:style-name="P6"><text:soft-page-break/>Leitungskennzeichnungen</text:p>
      <text:p text:style-name="P6">siehe Seite 106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9">Merkmal</text:p>
          </table:table-cell>
          <table:table-cell table:style-name="Tabelle2.A1" office:value-type="string">
            <text:p text:style-name="P9">Kurzzeichen/Bedeutung</text:p>
          </table:table-cell>
          <table:table-cell table:style-name="Tabelle2.C1" office:value-type="string">
            <text:p text:style-name="P9">Beispiel</text:p>
          </table:table-cell>
        </table:table-row>
        <table:table-row>
          <table:table-cell table:style-name="Tabelle2.A2" office:value-type="string">
            <text:p text:style-name="P9">Bestimmungskennzeichen</text:p>
          </table:table-cell>
          <table:table-cell table:style-name="Tabelle2.A2" office:value-type="string">
            <text:p text:style-name="P9">H: harmonisierter Typ</text:p>
            <text:p text:style-name="P9">A: anerkannter nationaler Typ</text:p>
          </table:table-cell>
          <table:table-cell table:style-name="Tabelle2.C2" office:value-type="string">
            <text:p text:style-name="P9">H</text:p>
          </table:table-cell>
        </table:table-row>
        <table:table-row>
          <table:table-cell table:style-name="Tabelle2.A2" office:value-type="string">
            <text:p text:style-name="P9">Bemessungsspannung in V</text:p>
          </table:table-cell>
          <table:table-cell table:style-name="Tabelle2.A2" office:value-type="string">
            <text:p text:style-name="P9">03: 300 / 300 V</text:p>
            <text:p text:style-name="P9">05: 300 / 500 V</text:p>
            <text:p text:style-name="P9">07: 450 / 750 V</text:p>
          </table:table-cell>
          <table:table-cell table:style-name="Tabelle2.C2" office:value-type="string">
            <text:p text:style-name="P9">07</text:p>
          </table:table-cell>
        </table:table-row>
        <table:table-row>
          <table:table-cell table:style-name="Tabelle2.A2" office:value-type="string">
            <text:p text:style-name="P9">Isolier- und Mantelwerkstoff</text:p>
          </table:table-cell>
          <table:table-cell table:style-name="Tabelle2.A2" office:value-type="string">
            <text:p text:style-name="P9">V: PVC</text:p>
            <text:p text:style-name="P9">R,N: Kautschuk</text:p>
            <text:p text:style-name="P9">S: Silikon-Kautschuk</text:p>
            <text:p text:style-name="P9">J: Glasfasergewebe</text:p>
            <text:p text:style-name="P9">T: Textilgewebe</text:p>
          </table:table-cell>
          <table:table-cell table:style-name="Tabelle2.C2" office:value-type="string">
            <text:p text:style-name="P9">RR</text:p>
          </table:table-cell>
        </table:table-row>
        <table:table-row>
          <table:table-cell table:style-name="Tabelle2.A2" office:value-type="string">
            <text:p text:style-name="P9">Aufbauart der Leitung </text:p>
          </table:table-cell>
          <table:table-cell table:style-name="Tabelle2.A2" office:value-type="string">
            <text:p text:style-name="P9">H: flach, aufteilbar</text:p>
            <text:p text:style-name="P9">H2: flach, nicht aufteilbar</text:p>
            <text:p text:style-name="P9">- : rund</text:p>
          </table:table-cell>
          <table:table-cell table:style-name="Tabelle2.C2" office:value-type="string">
            <text:p text:style-name="P9">-</text:p>
          </table:table-cell>
        </table:table-row>
        <table:table-row>
          <table:table-cell table:style-name="Tabelle2.A2" office:value-type="string">
            <text:p text:style-name="P9">Leiterart</text:p>
          </table:table-cell>
          <table:table-cell table:style-name="Tabelle2.A2" office:value-type="string">
            <text:p text:style-name="P9">U: eindrähtig</text:p>
            <text:p text:style-name="P9">R: mehrdrähtig</text:p>
            <text:p text:style-name="P9">K: feindrähtig, fest verlegt</text:p>
            <text:p text:style-name="P9">F: feindrähtig flexibel</text:p>
            <text:p text:style-name="P9">H: feinstdrähtig</text:p>
          </table:table-cell>
          <table:table-cell table:style-name="Tabelle2.C2" office:value-type="string">
            <text:p text:style-name="P9">F</text:p>
          </table:table-cell>
        </table:table-row>
        <table:table-row>
          <table:table-cell table:style-name="Tabelle2.A2" office:value-type="string">
            <text:p text:style-name="P9">Adernzahl</text:p>
          </table:table-cell>
          <table:table-cell table:style-name="Tabelle2.A2" office:value-type="string">
            <text:p text:style-name="P9"/>
          </table:table-cell>
          <table:table-cell table:style-name="Tabelle2.C2" office:value-type="string">
            <text:p text:style-name="P9">5</text:p>
          </table:table-cell>
        </table:table-row>
        <table:table-row>
          <table:table-cell table:style-name="Tabelle2.A2" office:value-type="string">
            <text:p text:style-name="P9">Schutzleiter (grün/gelb)</text:p>
          </table:table-cell>
          <table:table-cell table:style-name="Tabelle2.A2" office:value-type="string">
            <text:p text:style-name="P9">G: mit Schutzleiter</text:p>
            <text:p text:style-name="P9">X: ohne Schutzleiter</text:p>
          </table:table-cell>
          <table:table-cell table:style-name="Tabelle2.C2" office:value-type="string">
            <text:p text:style-name="P9">G</text:p>
          </table:table-cell>
        </table:table-row>
        <table:table-row>
          <table:table-cell table:style-name="Tabelle2.A2" office:value-type="string">
            <text:p text:style-name="P9">Leitungsquerschnitt in mm<text:span text:style-name="T2">2</text:span></text:p>
          </table:table-cell>
          <table:table-cell table:style-name="Tabelle2.A2" office:value-type="string">
            <text:p text:style-name="P9"/>
          </table:table-cell>
          <table:table-cell table:style-name="Tabelle2.C2" office:value-type="string">
            <text:p text:style-name="P9">1,5</text:p>
          </table:table-cell>
        </table:table-row>
      </table:table>
      <text:p text:style-name="P6"/>
      <text:list xml:id="list1122201780" text:style-name="L27">
        <text:list-item>
          <text:p text:style-name="P38">Leitungen werden in bestimmten Leitungsquerschnitten hergestellt</text:p>
        </text:list-item>
        <text:list-item>
          <text:p text:style-name="P38">bis 16 mm² ist der Querschnitt des PEN-Leiters identisch mit dem Außenleiter</text:p>
        </text:list-item>
      </text:list>
      <text:p text:style-name="P6"/>
      <text:p text:style-name="P4">Auswahl der Leitungen:</text:p>
      <text:p text:style-name="P6">Welche Leitung mit welchem Querschnitt für welchen Zweck?</text:p>
      <text:p text:style-name="P6">Auswahl der Leitungen nach der Aderart</text:p>
      <text:list xml:id="list1354443972" text:style-name="L28">
        <text:list-item>
          <text:list>
            <text:list-item>
              <text:p text:style-name="P39">Auswahl nach Verwendung:</text:p>
              <text:list>
                <text:list-item>
                  <text:list>
                    <text:list-item>
                      <text:p text:style-name="P39">für Gebäudeverdrahtung (Festinstallation) ausschließlich massive Kupferleiter</text:p>
                      <text:p text:style-name="P39">(ab 16 mm² mehrdrähtige Leiter)</text:p>
                    </text:list-item>
                    <text:list-item>
                      <text:p text:style-name="P39">für Zählerplatzverdrahtung Einzeladern</text:p>
                    </text:list-item>
                    <text:list-item>
                      <text:p text:style-name="P39">für bewegliche Geräteanschlussleitungen fein- und feinstdrähtige flexible Leitungen</text:p>
                    </text:list-item>
                  </text:list>
                </text:list-item>
              </text:list>
            </text:list-item>
          </text:list>
        </text:list-item>
      </text:list>
      <text:list xml:id="list1076946477" text:style-name="L29">
        <text:list-item>
          <text:p text:style-name="P40">Auswahl nach der Isolation</text:p>
          <text:list>
            <text:list-item>
              <text:list>
                <text:list-item>
                  <text:p text:style-name="P40">Mantelleitung (NMY)</text:p>
                  <text:list>
                    <text:list-item>
                      <text:p text:style-name="P40">in / unter / auf Putz</text:p>
                    </text:list-item>
                    <text:list-item>
                      <text:p text:style-name="P40">in trockenen, feuchten oder nassen Räumen</text:p>
                    </text:list-item>
                    <text:list-item>
                      <text:p text:style-name="P40">im Freien und in Beton</text:p>
                    </text:list-item>
                  </text:list>
                </text:list-item>
                <text:list-item>
                  <text:p text:style-name="P40">Steigleitung (NYIF)</text:p>
                  <text:list>
                    <text:list-item>
                      <text:p text:style-name="P40">in / unter Putz</text:p>
                    </text:list-item>
                    <text:list-item>
                      <text:p text:style-name="P40">in trockenen Räumen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list xml:id="list1087494414" text:style-name="L30">
        <text:list-item>
          <text:list>
            <text:list-item>
              <text:list>
                <text:list-item>
                  <text:p text:style-name="P41"><text:soft-page-break/>leichte Kunststoffschlauchleitung (H03VV-F)</text:p>
                  <text:list>
                    <text:list-item>
                      <text:p text:style-name="P41">in trockenen Räumen, geringe mechanische Beanspruchung</text:p>
                    </text:list-item>
                  </text:list>
                </text:list-item>
                <text:list-item>
                  <text:p text:style-name="P41">leichte Gummischlauchleitung (H05RR-F)</text:p>
                  <text:list>
                    <text:list-item>
                      <text:p text:style-name="P41">in trockenen Räumen, geringe mechanische Beanspruchung</text:p>
                    </text:list-item>
                  </text:list>
                </text:list-item>
              </text:list>
            </text:list-item>
          </text:list>
        </text:list-item>
      </text:list>
      <text:list xml:id="list1368799303" text:style-name="L31">
        <text:list-item>
          <text:list>
            <text:list-item>
              <text:p text:style-name="P42">schwere Gummischlauchleitung (H07RR-F)</text:p>
              <text:list>
                <text:list-item>
                  <text:p text:style-name="P42">in trockenen / feuchten / nassen Räumen, im Freien</text:p>
                </text:list-item>
              </text:list>
            </text:list-item>
          </text:list>
        </text:list-item>
      </text:list>
      <text:list xml:id="list151548402" text:style-name="L32">
        <text:list-item>
          <text:list>
            <text:list-item>
              <text:p text:style-name="P43">Auswahl nach der Strombelastung</text:p>
              <text:list>
                <text:list-item>
                  <text:list>
                    <text:list-item>
                      <text:p text:style-name="P43">Leitererwärmung in direkter Folge der Strombelastung</text:p>
                    </text:list-item>
                    <text:list-item>
                      <text:p text:style-name="P43">Strom → Erwärmung → Betriebstemperatur für jede Leitung festgelegt</text:p>
                    </text:list-item>
                    <text:list-item>
                      <text:p text:style-name="P43">maximale Temperatur abhängig vom verwendeten Isoliermaterial</text:p>
                    </text:list-item>
                    <text:list-item>
                      <text:p text:style-name="P43">Grenztemperatur für jede Leitung festgelegt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/></text:p>
      <text:p text:style-name="P4">Installationsarten:</text:p>
      <text:list xml:id="list1874989278" text:style-name="L33">
        <text:list-item>
          <text:list>
            <text:list-item>
              <text:p text:style-name="P44">Unterputz- / Imputz-Installation</text:p>
            </text:list-item>
            <text:list-item>
              <text:p text:style-name="P44">Aufputzinstallation</text:p>
            </text:list-item>
            <text:list-item>
              <text:p text:style-name="P44">Hohlwandinstallation</text:p>
            </text:list-item>
            <text:list-item>
              <text:p text:style-name="P44">Betoninstallation</text:p>
            </text:list-item>
            <text:list-item>
              <text:p text:style-name="P44">Rohrinstallation</text:p>
            </text:list-item>
            <text:list-item>
              <text:p text:style-name="P44">Kanalinstallation</text:p>
            </text:list-item>
          </text:list>
        </text:list-item>
      </text:list>
      <text:p text:style-name="P6">Für alle Installationsarten gilt die Betriebsmittel müssen für diese Installationsart geeignet und zugelassen sein!</text:p>
      <text:p text:style-name="P6"/>
      <text:p text:style-name="P4">Installationszonen:</text:p>
      <text:p text:style-name="P6"><text:tab/>Unsichtbar verlegte Leitungen müssen so geführt werden, dass eine spätere Beschädigung <text:tab/>durch Nägel oder Schrauben möglichst vermieden wird. </text:p>
      <text:p text:style-name="P6"><text:tab/>→ Nur waagerechte oder senkrechte Verlegung in bestimmten Zonen:</text:p>
      <text:p text:style-name="P6"><text:tab/><text:tab/>oben: zwischen 15 und 45 cm unter der Decke, ideal 30 cm</text:p>
      <text:p text:style-name="P6"><text:tab/><text:tab/>unten: zwischen 15 und 45 cm über dem Fußboden, ideal 30 cm</text:p>
      <text:p text:style-name="P6"><text:tab/><text:tab/>Montagehöhe von Schaltern: 105 cm auf der Seite der Türklinke</text:p>
      <text:p text:style-name="P6"/>
      <text:p text:style-name="P4">Installationsformen:</text:p>
      <text:list xml:id="list1570251656" text:style-name="L34">
        <text:list-item>
          <text:list>
            <text:list-item>
              <text:p text:style-name="P45">mit Verbindungsdosen</text:p>
              <text:list>
                <text:list-item>
                  <text:list>
                    <text:list-item>
                      <text:p text:style-name="P45">alle Verbindungen über Verbindungsdosen geklemmt</text:p>
                    </text:list-item>
                    <text:list-item>
                      <text:p text:style-name="P45">mit am häufigsten eingesetzt</text:p>
                    </text:list-item>
                    <text:list-item>
                      <text:p text:style-name="P45">bei Reparatur / Erweiterung Beschädigung von Tapeten</text:p>
                    </text:list-item>
                  </text:list>
                </text:list-item>
              </text:list>
            </text:list-item>
            <text:list-item>
              <text:p text:style-name="P45">mit Geräteverbindungsdosen</text:p>
              <text:list>
                <text:list-item>
                  <text:list>
                    <text:list-item>
                      <text:p text:style-name="P45">Gerätedosen z.B. Schalterdosen haben Raum für Verbindungen</text:p>
                    </text:list-item>
                    <text:list-item>
                      <text:p text:style-name="P45">keine zusätzliche Verbindungsdosen nötig</text:p>
                    </text:list-item>
                  </text:list>
                </text:list-item>
              </text:list>
            </text:list-item>
            <text:list-item>
              <text:p text:style-name="P45">mit zentralen Verteilerkästen</text:p>
              <text:list>
                <text:list-item>
                  <text:list>
                    <text:list-item>
                      <text:p text:style-name="P45">alle Geräte sind direkt an Verteilerkästen angeschlossen</text:p>
                    </text:list-item>
                    <text:list-item>
                      <text:p text:style-name="P45">nachteilig lange Leitungsführung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erlegearten:</text:p>
      <text:list xml:id="list2139171594" text:style-name="L35">
        <text:list-item>
          <text:list>
            <text:list-item>
              <text:p text:style-name="P46">Wärmeabfuhr</text:p>
            </text:list-item>
          </text:list>
        </text:list-item>
      </text:list>
      <text:p text:style-name="P6"><text:tab/><text:tab/>→ die Verlegeart einer Leitung bestimmt, wie gut oder schlecht die Wärme von der </text:p>
      <text:p text:style-name="P6"><text:tab/><text:tab/> <text:s text:c="4"/>Leitung abgeleitet werden kann</text:p>
      <text:p text:style-name="P6"><text:tab/><text:tab/>Verlegearten</text:p>
      <text:p text:style-name="P6"><text:tab/><text:tab/>A1 und A2<text:tab/>in wärmegedämmten Wänden</text:p>
      <text:p text:style-name="P6"><text:tab/><text:tab/>B1 und B2<text:tab/>in Elektro-Installationsrohr oder -kanal</text:p>
      <text:p text:style-name="P6"><text:tab/><text:tab/>C<text:tab/><text:tab/>auf oder in Mauerwerk bzw. Beton </text:p>
      <text:p text:style-name="P6"><text:tab/><text:tab/>E, F, G<text:tab/><text:tab/>in Luft</text:p>
      <text:p text:style-name="P6"/>
      <text:p text:style-name="P6">Ir → Regelbelastbarkeit / Nennbelastbarkeit bei 25°C</text:p>
      <text:p text:style-name="P6">Iz → tatsächliche Belastbarkeit unter bestimmten Bedingungen</text:p>
      <text:p text:style-name="P6"/>
      <text:p text:style-name="P6"><text:tab/>Iz = f1 * f2 * <text:s/>f3 (* f4) * Ir</text:p>
      <text:p text:style-name="P6"><text:tab/></text:p>
      <text:p text:style-name="P6">f1 = Umgebungstemperatur</text:p>
      <text:p text:style-name="P6">f2 = mehrere Leitungen</text:p>
      <text:p text:style-name="P6">f3 = mehrere Adern</text:p>
      <text:p text:style-name="P6"/>
      <text:p text:style-name="P6">Spannungsabfall von maximal 3%</text:p>
      <text:p text:style-name="P6"/>
      <text:p text:style-name="P6">U = (2*l*I*q*cos(phi))/A</text:p>
      <text:p text:style-name="P6"/>
      <text:p text:style-name="P6">→ Begrenzung der Leitungslänge:</text:p>
      <text:p text:style-name="P6"><text:tab/>→ maximaler Spannungsabfall darf laut Energieversorgungsunternehmen 3% der</text:p>
      <text:p text:style-name="P6"><text:tab/> <text:s text:c="4"/>Nennspannung sein.</text:p>
      <text:p text:style-name="P6"><text:tab/> <text:s text:c="4"/>bei 230V → Umax=6,9V<text:tab/></text:p>
      <text:p text:style-name="P6"/>
      <text:p text:style-name="P2">Überstromschutz</text:p>
      <text:p text:style-name="P6">Aufgabe: Schutz der Leitung vor Überlastung und Kurzschluss</text:p>
      <text:list xml:id="list1873759683" text:style-name="L36">
        <text:list-item>
          <text:p text:style-name="P47">verschiedene Einrichtungen mit verschiedenen Eigenschaften</text:p>
        </text:list-item>
      </text:list>
      <text:list xml:id="list621156202" text:style-name="L37">
        <text:list-item>
          <text:list>
            <text:list-item>
              <text:list>
                <text:list-item>
                  <text:p text:style-name="P48">Leitungssicherungen (Schmelzsicherung)</text:p>
                </text:list-item>
                <text:list-item>
                  <text:p text:style-name="P48">Leitungsschutzschalter</text:p>
                </text:list-item>
                <text:list-item>
                  <text:p text:style-name="P48">Leistungsschalter (nur in größeren Anlagen, schalten auch unter Last)</text:p>
                </text:list-item>
              </text:list>
            </text:list-item>
          </text:list>
        </text:list-item>
      </text:list>
      <text:p text:style-name="P6"/>
      <text:p text:style-name="P6"><text:tab/>zu 1: Leitungssicherungen</text:p>
      <text:p text:style-name="P6"><text:tab/><text:tab/>- Prinzip: zu hoher Strom erhitzt und zerstört den Schmelzdraht</text:p>
      <text:p text:style-name="P6"><text:tab/><text:tab/>- Unterscheidung nach Bauart:</text:p>
      <text:p text:style-name="P6"><text:tab/><text:tab/><text:tab/>- D-System (DIAZET)</text:p>
      <text:p text:style-name="P6"><text:tab/><text:tab/><text:tab/>- D0-System (NEOZET)</text:p>
      <text:p text:style-name="P6"><text:tab/><text:tab/><text:tab/>- NH-System</text:p>
      <text:p text:style-name="P6"><text:tab/><text:tab/>- Bemessungsstromstärke ist farblich gekennzeichnet</text:p>
      <table:table table:name="Tabelle3" table:style-name="Tabelle3">
        <table:table-column table:style-name="Tabelle3.A" table:number-columns-repeated="6"/>
        <table:table-column table:style-name="Tabelle3.G"/>
        <table:table-column table:style-name="Tabelle3.H"/>
        <table:table-column table:style-name="Tabelle3.I"/>
        <table:table-column table:style-name="Tabelle3.A"/>
        <table:table-column table:style-name="Tabelle3.K"/>
        <table:table-row>
          <table:table-cell table:style-name="Tabelle3.A1" office:value-type="string">
            <text:p text:style-name="P10">Strom</text:p>
          </table:table-cell>
          <table:table-cell table:style-name="Tabelle3.A1" office:value-type="string">
            <text:p text:style-name="P10">2</text:p>
          </table:table-cell>
          <table:table-cell table:style-name="Tabelle3.A1" office:value-type="string">
            <text:p text:style-name="P10">4</text:p>
          </table:table-cell>
          <table:table-cell table:style-name="Tabelle3.A1" office:value-type="string">
            <text:p text:style-name="P10">6</text:p>
          </table:table-cell>
          <table:table-cell table:style-name="Tabelle3.A1" office:value-type="string">
            <text:p text:style-name="P10">10</text:p>
          </table:table-cell>
          <table:table-cell table:style-name="Tabelle3.A1" office:value-type="string">
            <text:p text:style-name="P10">16</text:p>
          </table:table-cell>
          <table:table-cell table:style-name="Tabelle3.A1" office:value-type="string">
            <text:p text:style-name="P10">20</text:p>
          </table:table-cell>
          <table:table-cell table:style-name="Tabelle3.A1" office:value-type="string">
            <text:p text:style-name="P10">25</text:p>
          </table:table-cell>
          <table:table-cell table:style-name="Tabelle3.A1" office:value-type="string">
            <text:p text:style-name="P10">35</text:p>
          </table:table-cell>
          <table:table-cell table:style-name="Tabelle3.A1" office:value-type="string">
            <text:p text:style-name="P10">50</text:p>
          </table:table-cell>
          <table:table-cell table:style-name="Tabelle3.K1" office:value-type="string">
            <text:p text:style-name="P10">63</text:p>
          </table:table-cell>
        </table:table-row>
        <table:table-row>
          <table:table-cell table:style-name="Tabelle3.A2" office:value-type="string">
            <text:p text:style-name="P10">Farbe</text:p>
          </table:table-cell>
          <table:table-cell table:style-name="Tabelle3.A2" office:value-type="string">
            <text:p text:style-name="P10">rosa</text:p>
          </table:table-cell>
          <table:table-cell table:style-name="Tabelle3.A2" office:value-type="string">
            <text:p text:style-name="P10">braun</text:p>
          </table:table-cell>
          <table:table-cell table:style-name="Tabelle3.A2" office:value-type="string">
            <text:p text:style-name="P10">grün</text:p>
          </table:table-cell>
          <table:table-cell table:style-name="Tabelle3.A2" office:value-type="string">
            <text:p text:style-name="P10">rot</text:p>
          </table:table-cell>
          <table:table-cell table:style-name="Tabelle3.A2" office:value-type="string">
            <text:p text:style-name="P10">grau</text:p>
          </table:table-cell>
          <table:table-cell table:style-name="Tabelle3.A2" office:value-type="string">
            <text:p text:style-name="P10">blau</text:p>
          </table:table-cell>
          <table:table-cell table:style-name="Tabelle3.A2" office:value-type="string">
            <text:p text:style-name="P10">gelb</text:p>
          </table:table-cell>
          <table:table-cell table:style-name="Tabelle3.A2" office:value-type="string">
            <text:p text:style-name="P10">schwarz</text:p>
          </table:table-cell>
          <table:table-cell table:style-name="Tabelle3.A2" office:value-type="string">
            <text:p text:style-name="P10">weiß</text:p>
          </table:table-cell>
          <table:table-cell table:style-name="Tabelle3.K2" office:value-type="string">
            <text:p text:style-name="P10">kupfer</text:p>
          </table:table-cell>
        </table:table-row>
      </table:table>
      <text:p text:style-name="P6"><text:tab/><text:tab/>- Unterscheidung nach Betriebsklasse → beschreibt Auslöseverhalten</text:p>
      <text:p text:style-name="P6"><text:tab/><text:tab/><text:tab/>- g = Ganzbereichsschutz</text:p>
      <text:p text:style-name="P6"><text:tab/><text:tab/><text:tab/> <text:s text:c="5"/>- können mindestens bis zur Bemessungsstromstärke dauerhaft führen</text:p>
      <text:p text:style-name="P6"><text:tab/><text:tab/><text:tab/> <text:s text:c="5"/>- Schutz vor Überlast und Kurzschluss</text:p>
      <text:p text:style-name="P6"><text:tab/><text:tab/><text:tab/>- a = Teilbereichsschutz</text:p>
      <text:p text:style-name="P6"><text:tab/><text:tab/><text:tab/> <text:s text:c="4"/>- können Ströme oberhalb eines Vielfachen der Bemessungsstromstärke </text:p>
      <text:p text:style-name="P6"><text:tab/><text:tab/><text:tab/> <text:s text:c="6"/>schalten </text:p>
      <text:p text:style-name="P6"><text:soft-page-break/><text:tab/><text:tab/><text:tab/> <text:s text:c="4"/>- Schutz nur gegen Kurzschluss</text:p>
      <text:p text:style-name="P6"><text:tab/><text:tab/>- bei DIAZET und NEOZET Unterscheidung nach <text:span text:style-name="T1">flink </text:span>und <text:span text:style-name="T1">träge</text:span></text:p>
      <text:p text:style-name="P6"><text:tab/><text:tab/>- für jede Betriebsklasse Abschaltverhalten in einem Zeit – Strom – Diagramm </text:p>
      <text:p text:style-name="P6"><text:tab/><text:tab/> <text:s/>festgelegt</text:p>
      <text:p text:style-name="P6"/>
      <text:p text:style-name="P6"><text:tab/>2. Leitungsschutzschalter</text:p>
      <text:p text:style-name="P6"><text:tab/><text:tab/>- Leitungsschutzschalter haben andere Auslösemechanismen</text:p>
      <text:p text:style-name="P6"><text:tab/><text:tab/>- können nach Auslösung wieder eingeschaltet werden</text:p>
      <text:p text:style-name="P6"><text:tab/><text:tab/>- 2 Auslösemechanismen in Reihe</text:p>
      <text:p text:style-name="P6"><text:tab/><text:tab/><text:tab/>→ bei Überlast Abschaltung garantiert</text:p>
      <text:p text:style-name="P6"><text:tab/><text:tab/>1.) thermische Auslöser (Heizdraht)</text:p>
      <text:p text:style-name="P6"><text:tab/><text:tab/><text:tab/>→ träge</text:p>
      <text:p text:style-name="P6"><text:tab/><text:tab/>2.) magnetischer Auslöser</text:p>
      <text:p text:style-name="P6"><text:tab/><text:tab/><text:tab/>→ sehr schnell</text:p>
      <text:p text:style-name="P6"/>
      <text:p text:style-name="P6"><text:tab/>3. FI-Schutzschalter</text:p>
      <text:p text:style-name="P6"><text:tab/><text:tab/>- erkennen Fehlerströme und schalten den betroffenen Anlagenteil an</text:p>
      <text:p text:style-name="P6"><text:tab/><text:tab/>- reagieren auf Stromdifferenzen zwischen Hin- und Rückleiter</text:p>
      <text:p text:style-name="P6"><text:tab/><text:tab/>Im resultierenden Magnetfeld der Hin- und Rückleitung wird eine Spannung </text:p>
      <text:p text:style-name="P6"><text:tab/><text:tab/>induziert</text:p>
      <text:p text:style-name="P6"><text:tab/><text:tab/><text:tab/>Wiederverwendbar → manuelles Wiedereinschalten möglichkeiten</text:p>
      <text:p text:style-name="P49"/>
      <text:p text:style-name="P6"><text:tab/><text:tab/>Ausführungen:</text:p>
      <text:p text:style-name="P6"><text:tab/><text:tab/>Für unterschiedlche Stromdifferenzen 10mA, 30mA, 100mA, 300mA, 500mA</text:p>
      <text:p text:style-name="P6"><text:tab/><text:tab/>Auslösezeiten:</text:p>
      <text:p text:style-name="P6"><text:tab/><text:tab/><text:tab/>20 – 30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1-11-14T10:01:28</meta:creation-date>
    <dc:date>2012-07-10T12:21:38</dc:date>
    <dc:creator>Markus Freitag</dc:creator>
    <meta:editing-duration>PT14H2M14S</meta:editing-duration>
    <meta:editing-cycles>28</meta:editing-cycles>
    <meta:generator>LibreOffice/3.4$Linux LibreOffice_project/340m1$Build-402</meta:generator>
    <meta:document-statistic meta:table-count="3" meta:image-count="0" meta:object-count="2" meta:page-count="7" meta:paragraph-count="327" meta:word-count="1411" meta:character-count="10460" meta:non-whitespace-character-count="9088"/>
  </office:meta>
</office:document-meta>
</file>

<file path=Object 1/content.xml><?xml version="1.0" encoding="utf-8"?>
<math xmlns="http://www.w3.org/1998/Math/MathML">
  <semantics>
    <mrow>
      <mrow>
        <mi>U</mi>
        <mo stretchy="false">≤</mo>
        <mn>50V</mn>
      </mrow>
    </mrow>
    <annotation encoding="StarMath 5.0">U&lt;=50V 
</annotation>
  </semantics>
</math>
</file>

<file path=Object 2/content.xml><?xml version="1.0" encoding="utf-8"?>
<math xmlns="http://www.w3.org/1998/Math/MathML">
  <semantics>
    <mrow>
      <mrow>
        <mi>U</mi>
        <mo stretchy="false">≤</mo>
        <mn>120V</mn>
      </mrow>
    </mrow>
    <annotation encoding="StarMath 5.0">U&lt;=120V </annotation>
  </semantics>
</math>
</file>